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nion Pro" svg:font-family="'Minion Pro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b7b1" officeooo:paragraph-rsid="0010b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oppin tables when u want to update the database in an easy way:</text:p>
      <text:p text:style-name="P1"/>
      <text:p text:style-name="P1">su postgres </text:p>
      <text:p text:style-name="P1">password: metabolic</text:p>
      <text:p text:style-name="P1"/>
      <text:p text:style-name="P1">psql django_db</text:p>
      <text:p text:style-name="P1"/>
      <text:p text:style-name="P1">\d (retrieve the name of the table)</text:p>
      <text:p text:style-name="P1"/>
      <text:p text:style-name="P1">\q(get out of the list)</text:p>
      <text:p text:style-name="P1"/>
      <text:p text:style-name="P1">DROP TABLE “BioCascadeModeller” CASCADE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nion Pro" svg:font-family="'Minion Pro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inion Pro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inion Pro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inion Pro" fo:font-family="'Minion Pro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Minion Pro" fo:font-family="'Minion Pro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Minion Pro" fo:font-family="'Minion Pr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nion Pro" fo:font-family="'Minion Pro'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12:39:22.768589850</meta:creation-date>
    <dc:date>2014-10-24T12:41:06.780883455</dc:date>
    <meta:editing-duration>P0D</meta:editing-duration>
    <meta:editing-cycles>1</meta:editing-cycles>
    <meta:document-statistic meta:table-count="0" meta:image-count="0" meta:object-count="0" meta:page-count="1" meta:paragraph-count="7" meta:word-count="35" meta:character-count="208" meta:non-whitespace-character-count="179"/>
    <meta:generator>LibreOffice/4.2.6.3$Linux_X86_64 LibreOffice_project/420m0$Build-3</meta:generator>
  </office:meta>
</office:document-meta>
</file>